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8e4f" officeooo:paragraph-rsid="00108e4f"/>
    </style:style>
    <style:style style:name="P2" style:family="paragraph" style:parent-style-name="Standard">
      <style:text-properties officeooo:rsid="00108e4f" officeooo:paragraph-rsid="00119e25"/>
    </style:style>
    <style:style style:name="P3" style:family="paragraph" style:parent-style-name="Standard">
      <style:text-properties officeooo:rsid="00108e4f" officeooo:paragraph-rsid="00131c0b"/>
    </style:style>
    <style:style style:name="P4" style:family="paragraph" style:parent-style-name="Standard">
      <style:text-properties officeooo:rsid="00108e4f" officeooo:paragraph-rsid="00149111"/>
    </style:style>
    <style:style style:name="P5" style:family="paragraph" style:parent-style-name="Standard">
      <style:text-properties fo:font-weight="bold" officeooo:rsid="00108e4f" officeooo:paragraph-rsid="00108e4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108e4f" officeooo:paragraph-rsid="00108e4f"/>
    </style:style>
    <style:style style:name="P7" style:family="paragraph" style:parent-style-name="Standard">
      <style:text-properties style:text-underline-style="solid" style:text-underline-width="auto" style:text-underline-color="font-color" officeooo:rsid="00119e25" officeooo:paragraph-rsid="00119e25"/>
    </style:style>
    <style:style style:name="P8" style:family="paragraph" style:parent-style-name="Standard">
      <style:text-properties style:text-underline-style="solid" style:text-underline-width="auto" style:text-underline-color="font-color" officeooo:rsid="00131c0b" officeooo:paragraph-rsid="00131c0b"/>
    </style:style>
    <style:style style:name="P9" style:family="paragraph" style:parent-style-name="Standard">
      <style:text-properties style:text-underline-style="solid" style:text-underline-width="auto" style:text-underline-color="font-color" officeooo:rsid="001572a9" officeooo:paragraph-rsid="001572a9"/>
    </style:style>
    <style:style style:name="P10" style:family="paragraph" style:parent-style-name="Standard">
      <style:text-properties style:text-underline-style="solid" style:text-underline-width="auto" style:text-underline-color="font-color" officeooo:rsid="00161363" officeooo:paragraph-rsid="00161363"/>
    </style:style>
    <style:style style:name="P11" style:family="paragraph" style:parent-style-name="Standard">
      <style:text-properties style:text-underline-style="solid" style:text-underline-width="auto" style:text-underline-color="font-color" officeooo:rsid="00174769" officeooo:paragraph-rsid="00174769"/>
    </style:style>
    <style:style style:name="P12" style:family="paragraph" style:parent-style-name="Standard">
      <style:text-properties style:text-underline-style="solid" style:text-underline-width="auto" style:text-underline-color="font-color" officeooo:rsid="0018b11c" officeooo:paragraph-rsid="0018b11c"/>
    </style:style>
    <style:style style:name="P13" style:family="paragraph" style:parent-style-name="Standard">
      <style:text-properties style:text-underline-style="solid" style:text-underline-width="auto" style:text-underline-color="font-color" officeooo:rsid="00195b04" officeooo:paragraph-rsid="00195b04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b949b" officeooo:paragraph-rsid="0018b11c" style:font-weight-asian="bold" style:font-weight-complex="bold"/>
    </style:style>
    <style:style style:name="P15" style:family="paragraph" style:parent-style-name="Standard">
      <style:text-properties style:text-underline-style="none" officeooo:rsid="00108e4f" officeooo:paragraph-rsid="00108e4f"/>
    </style:style>
    <style:style style:name="P16" style:family="paragraph" style:parent-style-name="Standard">
      <style:text-properties style:text-underline-style="none" officeooo:rsid="00108e4f" officeooo:paragraph-rsid="00119e25"/>
    </style:style>
    <style:style style:name="P17" style:family="paragraph" style:parent-style-name="Standard">
      <style:text-properties style:text-underline-style="none" officeooo:rsid="00108e4f" officeooo:paragraph-rsid="00131c0b"/>
    </style:style>
    <style:style style:name="P18" style:family="paragraph" style:parent-style-name="Standard">
      <style:text-properties style:text-underline-style="none" officeooo:rsid="00108e4f" officeooo:paragraph-rsid="00150204"/>
    </style:style>
    <style:style style:name="P19" style:family="paragraph" style:parent-style-name="Standard">
      <style:text-properties style:text-underline-style="none" officeooo:rsid="001572a9" officeooo:paragraph-rsid="001572a9"/>
    </style:style>
    <style:style style:name="P20" style:family="paragraph" style:parent-style-name="Standard">
      <style:text-properties style:text-underline-style="none" officeooo:rsid="001572a9" officeooo:paragraph-rsid="00161363"/>
    </style:style>
    <style:style style:name="P21" style:family="paragraph" style:parent-style-name="Standard">
      <style:text-properties style:text-underline-style="none" officeooo:rsid="00161363" officeooo:paragraph-rsid="00161363"/>
    </style:style>
    <style:style style:name="P22" style:family="paragraph" style:parent-style-name="Standard">
      <style:text-properties style:text-underline-style="none" officeooo:rsid="00174769" officeooo:paragraph-rsid="00174769"/>
    </style:style>
    <style:style style:name="P23" style:family="paragraph" style:parent-style-name="Standard">
      <style:text-properties style:text-underline-style="none" officeooo:rsid="0018b11c" officeooo:paragraph-rsid="0018b11c"/>
    </style:style>
    <style:style style:name="P24" style:family="paragraph" style:parent-style-name="Standard">
      <style:text-properties style:text-underline-style="none" fo:font-weight="bold" officeooo:rsid="0018b11c" officeooo:paragraph-rsid="0018b11c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174769" officeooo:paragraph-rsid="00174769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1b949b" officeooo:paragraph-rsid="001b949b" style:font-weight-asian="bold" style:font-weight-complex="bold"/>
    </style:style>
    <style:style style:name="P27" style:family="paragraph" style:parent-style-name="Standard">
      <style:text-properties style:text-underline-style="none" officeooo:rsid="00195b04" officeooo:paragraph-rsid="00195b04"/>
    </style:style>
    <style:style style:name="P28" style:family="paragraph" style:parent-style-name="Standard">
      <style:text-properties style:text-underline-style="none" officeooo:rsid="001b949b" officeooo:paragraph-rsid="001b949b"/>
    </style:style>
    <style:style style:name="P29" style:family="paragraph" style:parent-style-name="Standard">
      <style:text-properties style:text-underline-style="none" officeooo:rsid="001d206c" officeooo:paragraph-rsid="001d206c"/>
    </style:style>
    <style:style style:name="P30" style:family="paragraph" style:parent-style-name="Standard">
      <style:text-properties officeooo:rsid="00119e25" officeooo:paragraph-rsid="00119e25"/>
    </style:style>
    <style:style style:name="P31" style:family="paragraph" style:parent-style-name="Standard">
      <style:text-properties officeooo:rsid="00119e25" officeooo:paragraph-rsid="00131c0b"/>
    </style:style>
    <style:style style:name="P32" style:family="paragraph" style:parent-style-name="Standard">
      <style:text-properties officeooo:rsid="00119e25" officeooo:paragraph-rsid="00150204"/>
    </style:style>
    <style:style style:name="P33" style:family="paragraph" style:parent-style-name="Standard">
      <style:text-properties officeooo:paragraph-rsid="00161363"/>
    </style:style>
    <style:style style:name="P34" style:family="paragraph" style:parent-style-name="Standard">
      <style:text-properties officeooo:paragraph-rsid="0018b11c"/>
    </style:style>
    <style:style style:name="P35" style:family="paragraph" style:parent-style-name="Standard">
      <style:text-properties officeooo:rsid="00108e4f" officeooo:paragraph-rsid="00150204"/>
    </style:style>
    <style:style style:name="P36" style:family="paragraph" style:parent-style-name="Standard">
      <style:text-properties officeooo:rsid="00108e4f" officeooo:paragraph-rsid="0020085d"/>
    </style:style>
    <style:style style:name="P37" style:family="paragraph" style:parent-style-name="Standard">
      <style:text-properties style:text-underline-style="none" fo:font-weight="bold" officeooo:rsid="001572a9" officeooo:paragraph-rsid="001572a9" style:font-weight-asian="bold" style:font-weight-complex="bold"/>
    </style:style>
    <style:style style:name="P38" style:family="paragraph" style:parent-style-name="Standard">
      <style:text-properties style:text-underline-style="none" fo:font-weight="bold" officeooo:rsid="00161363" officeooo:paragraph-rsid="00161363" style:font-weight-asian="bold" style:font-weight-complex="bold"/>
    </style:style>
    <style:style style:name="P39" style:family="paragraph" style:parent-style-name="Standard">
      <style:text-properties style:text-underline-style="none" officeooo:rsid="00119e25" officeooo:paragraph-rsid="00161363"/>
    </style:style>
    <style:style style:name="P40" style:family="paragraph" style:parent-style-name="Standard">
      <style:text-properties style:text-underline-style="none" officeooo:rsid="00161363" officeooo:paragraph-rsid="00161363"/>
    </style:style>
    <style:style style:name="P41" style:family="paragraph" style:parent-style-name="Standard">
      <style:text-properties style:text-underline-style="solid" style:text-underline-width="auto" style:text-underline-color="font-color" officeooo:rsid="00161363" officeooo:paragraph-rsid="00161363"/>
    </style:style>
    <style:style style:name="P42" style:family="paragraph" style:parent-style-name="Standard">
      <style:text-properties style:text-underline-style="solid" style:text-underline-width="auto" style:text-underline-color="font-color" officeooo:rsid="00108e4f" officeooo:paragraph-rsid="0020085d"/>
    </style:style>
    <style:style style:name="T1" style:family="text">
      <style:text-properties officeooo:rsid="00119e25"/>
    </style:style>
    <style:style style:name="T2" style:family="text">
      <style:text-properties officeooo:rsid="00131c0b"/>
    </style:style>
    <style:style style:name="T3" style:family="text">
      <style:text-properties style:text-underline-style="none" officeooo:rsid="00161363"/>
    </style:style>
    <style:style style:name="T4" style:family="text">
      <style:text-properties style:text-underline-style="none" officeooo:rsid="0018b11c"/>
    </style:style>
    <style:style style:name="T5" style:family="text">
      <style:text-properties style:text-underline-style="none" officeooo:rsid="00174769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17a9"/>
    </style:style>
    <style:style style:name="T9" style:family="text">
      <style:text-properties officeooo:rsid="002008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 data</text:p>
      <text:p text:style-name="P1"/>
      <text:p text:style-name="P6"><text:span text:style-name="T6">Registration</text:span>:</text:p>
      <text:p text:style-name="P1"/>
      <text:p text:style-name="P42">No data entered</text:p>
      <text:p text:style-name="P36"/>
      <text:p text:style-name="P36">click submit <text:span text:style-name="T9">with no data entered</text:span>.</text:p>
      <text:p text:style-name="P1"/>
      <text:p text:style-name="P6">Uname taken:</text:p>
      <text:p text:style-name="P1"/>
      <text:p text:style-name="P1">i_donated_to_charity_once_im_a_good_person</text:p>
      <text:p text:style-name="P1"/>
      <text:p text:style-name="P1">more$$$$</text:p>
      <text:p text:style-name="P1"/>
      <text:p text:style-name="P1">AmaBuseWorkersRights</text:p>
      <text:p text:style-name="P1"/>
      <text:p text:style-name="P1">replace_em_with_robots@amabuseworkersrights.kp</text:p>
      <text:p text:style-name="P1"/>
      <text:p text:style-name="P1">Leff Lezos</text:p>
      <text:p text:style-name="P1"/>
      <text:p text:style-name="P1"/>
      <text:p text:style-name="P6">Enter a commonly entered password:</text:p>
      <text:p text:style-name="P1"/>
      <text:p text:style-name="P1">i_donated_to_charity_once_im_a_good_person</text:p>
      <text:p text:style-name="P1"/>
      <text:p text:style-name="P1">iloveyou!</text:p>
      <text:p text:style-name="P1"/>
      <text:p text:style-name="P1">AmaBuseWorkersRights</text:p>
      <text:p text:style-name="P1"/>
      <text:p text:style-name="P1">replace_em_with_robots@amabuseworkersrights.kp</text:p>
      <text:p text:style-name="P1"/>
      <text:p text:style-name="P1">Leff Lezos</text:p>
      <text:p text:style-name="P1"/>
      <text:p text:style-name="P6">pass too short:</text:p>
      <text:p text:style-name="P6"/>
      <text:p text:style-name="P1">i_donated_to_charity_once_im_a_good_person</text:p>
      <text:p text:style-name="P1"/>
      <text:p text:style-name="P30">Irobot!</text:p>
      <text:p text:style-name="P1"/>
      <text:p text:style-name="P1">AmaBuseWorkersRights</text:p>
      <text:p text:style-name="P1"/>
      <text:p text:style-name="P1">replace_em_with_robots@amabuseworkersrights.kp</text:p>
      <text:p text:style-name="P1"/>
      <text:p text:style-name="P15">Leff Lezos</text:p>
      <text:p text:style-name="P15"/>
      <text:p text:style-name="P7">pass no special chars</text:p>
      <text:p text:style-name="P7"/>
      <text:p text:style-name="P2">i_donated_to_charity_once_im_a_good_person</text:p>
      <text:p text:style-name="P2"/>
      <text:p text:style-name="P30">moneygoodunionisationbad</text:p>
      <text:p text:style-name="P2"/>
      <text:p text:style-name="P2">AmaBuseWorkersRights</text:p>
      <text:p text:style-name="P2"><text:soft-page-break/></text:p>
      <text:p text:style-name="P2">replace_em_with_robots@amabuseworkersrights.kp</text:p>
      <text:p text:style-name="P2"/>
      <text:p text:style-name="P16">Leff Lezos</text:p>
      <text:p text:style-name="P16"/>
      <text:p text:style-name="P7">Institution incorrect</text:p>
      <text:p text:style-name="P7"/>
      <text:p text:style-name="P2">i_donated_to_charity_once_im_a_good_person_<text:span text:style-name="T1">666</text:span></text:p>
      <text:p text:style-name="P2"/>
      <text:p text:style-name="P30">!moneygoodunionisationbad!</text:p>
      <text:p text:style-name="P2"/>
      <text:p text:style-name="P2">Am<text:span text:style-name="T1">aNoUnionsAllowed</text:span></text:p>
      <text:p text:style-name="P2"/>
      <text:p text:style-name="P2">replace_em_with_robots@amabuseworkersrights.kp</text:p>
      <text:p text:style-name="P2"/>
      <text:p text:style-name="P16">Leff Lezos</text:p>
      <text:p text:style-name="P16"/>
      <text:p text:style-name="P8">XSS + SQL injection attempt</text:p>
      <text:p text:style-name="P8"/>
      <text:p text:style-name="P3"><text:span text:style-name="T2">&lt;script&gt;alert(1)&lt;/script&gt;</text:span>i_donated_<text:span text:style-name="T2">&lt;script&gt;alert(1)&lt;/script&gt;</text:span>to_charity_once_im_a_good_person_<text:span text:style-name="T1">666</text:span></text:p>
      <text:p text:style-name="P3"/>
      <text:p text:style-name="P31">!moneygoodunionisationbad!</text:p>
      <text:p text:style-name="P3"/>
      <text:p text:style-name="P3">AmaBuseWorkersRights</text:p>
      <text:p text:style-name="P3"/>
      <text:p text:style-name="P3">replace_em_with_robots@amabuseworkersrights.kp</text:p>
      <text:p text:style-name="P3"/>
      <text:p text:style-name="P17">Leff Lezos</text:p>
      <text:p text:style-name="P16"/>
      <text:p text:style-name="P7">All fine</text:p>
      <text:p text:style-name="P7"/>
      <text:p text:style-name="P3"><text:span text:style-name="T2">i</text:span>_donated_to_charity_once_im_a_good_person666</text:p>
      <text:p text:style-name="P2"/>
      <text:p text:style-name="P32">!moneygoodunionisationbad!</text:p>
      <text:p text:style-name="P32"/>
      <text:p text:style-name="P35">AmaBuseWorkersRights </text:p>
      <text:p text:style-name="P2"/>
      <text:p text:style-name="P4">replace_em_with_robots666@amabuseworkersrights.kp</text:p>
      <text:p text:style-name="P2"/>
      <text:p text:style-name="P18">Leff Lezos</text:p>
      <text:p text:style-name="P16"/>
      <text:p text:style-name="P16"/>
      <text:p text:style-name="P37">Log in</text:p>
      <text:p text:style-name="P19"/>
      <text:p text:style-name="P19">user: i_donated_to_charity_once_im_a_good_person666</text:p>
      <text:p text:style-name="P19"/>
      <text:p text:style-name="P19">pass: <text:span text:style-name="T1">!moneygoodunionisationbad!</text:span></text:p>
      <text:p text:style-name="P19"/>
      <text:p text:style-name="P9">No data entered</text:p>
      <text:p text:style-name="P9"/>
      <text:p text:style-name="P19">- click log in</text:p>
      <text:p text:style-name="P19"><text:soft-page-break/></text:p>
      <text:p text:style-name="P19"/>
      <text:p text:style-name="P9">login with non-existent username</text:p>
      <text:p text:style-name="P19"/>
      <text:p text:style-name="P19">Ozzy Osbourne 666</text:p>
      <text:p text:style-name="P19">@BlackSabbath@$</text:p>
      <text:p text:style-name="P19"/>
      <text:p text:style-name="P9">login with wrong pass</text:p>
      <text:p text:style-name="P19"/>
      <text:p text:style-name="P19">i_donated_to_charity_once_im_a_good_person666</text:p>
      <text:p text:style-name="P19">moremoney$$$</text:p>
      <text:p text:style-name="P19"/>
      <text:p text:style-name="P9">login from unauthenticated mac</text:p>
      <text:p text:style-name="P19"/>
      <text:p text:style-name="P19">change hash in DB, (COPY <text:span text:style-name="T8">EXISTING</text:span>!!!)</text:p>
      <text:p text:style-name="P19"/>
      <text:p text:style-name="P19">i_donated_to_charity_once_im_a_good_person666</text:p>
      <text:p text:style-name="P19"/>
      <text:p text:style-name="P39">!moneygoodunionisationbad!</text:p>
      <text:p text:style-name="P39"/>
      <text:p text:style-name="P10">Login correct</text:p>
      <text:p text:style-name="P21"/>
      <text:p text:style-name="P20">user: i_donated_to_charity_once_im_a_good_person666</text:p>
      <text:p text:style-name="P20"/>
      <text:p text:style-name="P21">pass: !moneygoodunionisationbad!</text:p>
      <text:p text:style-name="P20"/>
      <text:p text:style-name="P38">Project Index</text:p>
      <text:p text:style-name="P10"/>
      <text:p text:style-name="P33"><text:span text:style-name="T3">URL: https://127.0.0.1:5000/&lt;script&gt;alert(1)&lt;/script&gt;</text:span></text:p>
      <text:p text:style-name="P21"/>
      <text:p text:style-name="P22">Redirect: logout and attempt to go back to project index</text:p>
      <text:p text:style-name="P22"/>
      <text:p text:style-name="P25">Create Project</text:p>
      <text:p text:style-name="P11"/>
      <text:p text:style-name="P22">Attempt to perform XSS and SQL injection</text:p>
      <text:p text:style-name="P22"/>
      <text:p text:style-name="P34"><text:span text:style-name="T4">Project Name: </text:span><text:span text:style-name="T5">;DELETE FROM User WHERE UserID = </text:span>19702677<text:span text:style-name="T5">;</text:span></text:p>
      <text:p text:style-name="P22"/>
      <text:p text:style-name="P23">description: &lt;script&gt;alert(1) &lt;/script&gt;</text:p>
      <text:p text:style-name="P23"/>
      <text:p text:style-name="P24">ticket index</text:p>
      <text:p text:style-name="P23"/>
      <text:p text:style-name="P34"><text:span text:style-name="T4">attempt xss: https://127.0.0.1:5000/ticket_viewer/Banningtoiletbreaks&lt;script&gt;alert(1)&lt;/script&gt;</text:span></text:p>
      <text:p text:style-name="P14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4">Create ticket</text:p>
      <text:p text:style-name="P12"/>
      <text:p text:style-name="P23"/>
      <text:p text:style-name="P12">XSS/ SQL injection</text:p>
      <text:p text:style-name="P23"/>
      <text:p text:style-name="P23">Ticket Name: ;DELETE FROM User WHERE UserID = 943180813;</text:p>
      <text:p text:style-name="P23"/>
      <text:p text:style-name="P23">Assignee Username: &lt;script&gt;alert(1)&lt;/script&gt;</text:p>
      <text:p text:style-name="P23"/>
      <text:p text:style-name="P23">Ticket Description: &lt;sCript&gt;alert(1)&lt;/sCript&gt; ;DELETE FROM User WHERE UserID = 943180813;</text:p>
      <text:p text:style-name="P23"/>
      <text:p text:style-name="P23"/>
      <text:p text:style-name="P13">Leave fields blank</text:p>
      <text:p text:style-name="P13"/>
      <text:p text:style-name="P27">click submit</text:p>
      <text:p text:style-name="P27"/>
      <text:p text:style-name="P27"/>
      <text:p text:style-name="P13">Enter data as expected</text:p>
      <text:p text:style-name="P13"/>
      <text:p text:style-name="P28">test</text:p>
      <text:p text:style-name="P28">nounion4you</text:p>
      <text:p text:style-name="P28">this is a test</text:p>
      <text:p text:style-name="P27"/>
      <text:p text:style-name="P27"/>
      <text:p text:style-name="P26">View Ticket</text:p>
      <text:p text:style-name="P26"/>
      <text:p text:style-name="P26"/>
      <text:p text:style-name="P13">XSS and SQL injection</text:p>
      <text:p text:style-name="P13"/>
      <text:p text:style-name="P27">&lt;sCript&gt;alert(1)&lt;/sCript&gt;</text:p>
      <text:p text:style-name="P27"/>
      <text:p text:style-name="P27">;DELETE FROM User WHERE UserID = 943180813;</text:p>
      <text:p text:style-name="P13"/>
      <text:p text:style-name="P13">empty comment</text:p>
      <text:p text:style-name="P13"/>
      <text:p text:style-name="P29">click submit with all fields empty</text:p>
      <text:p text:style-name="P13"/>
      <text:p text:style-name="P13">Closed ticket comment</text:p>
      <text:p text:style-name="P13"/>
      <text:p text:style-name="P27">Transcript from replacing workers with robots meeting at the Amazon warehouse in Dunfermline</text:p>
      <text:p text:style-name="P27"/>
      <text:p text:style-name="P27">Dunfermline area manager: "I'll never turn to the dark side. You've failed, Your Highness. I am a Union Member, like my father before me."</text:p>
      <text:p text:style-name="P27"/>
      <text:p text:style-name="P27">Jeff Bezos: "So be it… Unionist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0:21:05.012913554</meta:creation-date>
    <dc:date>2019-12-06T11:17:18.822236550</dc:date>
    <meta:editing-duration>PT39M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94" meta:word-count="272" meta:character-count="2827" meta:non-whitespace-character-count="2648"/>
  </office:meta>
</office:document-meta>
</file>